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2" style:family="paragraph"/>
    <style:style style:name="P3" style:parent-style-name="Párrafodelista" style:list-style-name="LFO2" style:family="paragraph"/>
    <style:style style:name="P4" style:parent-style-name="Párrafodelista" style:list-style-name="LFO2" style:family="paragraph"/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P19" style:parent-style-name="Párrafodelista" style:list-style-name="LFO2" style:family="paragraph"/>
    <style:style style:name="P20" style:parent-style-name="Párrafodelista" style:list-style-name="LFO2" style:family="paragraph"/>
    <style:style style:name="P21" style:parent-style-name="Párrafodelista" style:list-style-name="LFO2" style:family="paragraph"/>
    <style:style style:name="P22" style:parent-style-name="Párrafodelista" style:list-style-name="LFO2" style:family="paragraph"/>
    <style:style style:name="P23" style:parent-style-name="Párrafodelista" style:list-style-name="LFO2" style:family="paragraph"/>
    <style:style style:name="P24" style:parent-style-name="Párrafodelista" style:list-style-name="LFO2" style:family="paragraph"/>
    <style:style style:name="P25" style:parent-style-name="Párrafodelista" style:list-style-name="LFO2" style:family="paragraph"/>
    <style:style style:name="P26" style:parent-style-name="Párrafodelista" style:list-style-name="LFO2" style:family="paragraph"/>
    <style:style style:name="P27" style:parent-style-name="Párrafodelista" style:list-style-name="LFO2" style:family="paragraph"/>
    <style:style style:name="P28" style:parent-style-name="Párrafodelista" style:list-style-name="LFO2" style:family="paragraph"/>
    <style:style style:name="P29" style:parent-style-name="Párrafodelista" style:list-style-name="LFO2" style:family="paragraph"/>
  </office:automatic-styles>
  <office:body>
    <office:text text:use-soft-page-breaks="true">
      <text:p text:style-name="P1">Sukuna’s Malevolent Kitchen Menu:</text:p>
      <text:p text:style-name="Normal"/>
      <text:p text:style-name="Normal">El favorito de Gege/ Gege’s favourite:<text:s/></text:p>
      <text:list text:style-name="LFO2" text:continue-numbering="true">
        <text:list-item>
          <text:p text:style-name="P2">Clásico: 2 huevos con 1 chorizo: 6,5€</text:p>
        </text:list-item>
        <text:list-item>
          <text:p text:style-name="P3">Heian: 2 huevos con 1<text:s/>frankfurt: 7€</text:p>
        </text:list-item>
      </text:list>
      <text:p text:style-name="Normal">La estrellita de maple:</text:p>
      <text:list text:style-name="LFO2" text:continue-numbering="true">
        <text:list-item>
          <text:p text:style-name="P4">Espaguetis con 1 albóndiga y pan (en forma de la cabeza de Nobara): 10€</text:p>
        </text:list-item>
      </text:list>
      <text:p text:style-name="Normal">El especial Choso:</text:p>
      <text:list text:style-name="LFO2" text:continue-numbering="true">
        <text:list-item>
          <text:p text:style-name="P5">1 entrecot extra sangriento: 16,5€</text:p>
        </text:list-item>
        <text:list-item>
          <text:p text:style-name="P6">1 bistec extra sangriento: 15€</text:p>
        </text:list-item>
        <text:list-item>
          <text:p text:style-name="P7">1 solomillo extra sangriento: 22€</text:p>
        </text:list-item>
      </text:list>
      <text:p text:style-name="Normal">El postre suculento de Gojo:</text:p>
      <text:list text:style-name="LFO2" text:continue-numbering="true">
        <text:list-item>
          <text:p text:style-name="P8">2 bolas de helado de vainilla con un<text:s/>arándano<text:s/>en la punta y sirope de chocolate abajo: 6€</text:p>
        </text:list-item>
      </text:list>
      <text:p text:style-name="Normal">Menú del solecito: 12.5€</text:p>
      <text:list text:style-name="LFO2" text:continue-numbering="true">
        <text:list-item>
          <text:p text:style-name="P9">Macarrones/Canelones</text:p>
        </text:list-item>
        <text:list-item>
          <text:p text:style-name="P10">Escalopa de pollo</text:p>
        </text:list-item>
        <text:list-item>
          <text:p text:style-name="P11">Petisuis</text:p>
        </text:list-item>
      </text:list>
      <text:p text:style-name="Normal">Espaguetis de las 10 sombras de la bendición:<text:s/></text:p>
      <text:list text:style-name="LFO2" text:continue-numbering="true">
        <text:list-item>
          <text:p text:style-name="P12">Espaguetis de tinta de calamar con 2 albóndigas: 9,5€</text:p>
        </text:list-item>
      </text:list>
      <text:p text:style-name="Normal">Costillas Okkotsu:</text:p>
      <text:list text:style-name="LFO2" text:continue-numbering="true">
        <text:list-item>
          <text:p text:style-name="P13">Costillas de cordero (5U): 18.5€</text:p>
        </text:list-item>
        <text:list-item>
          <text:p text:style-name="P14">Oferta amor mutuo y verdadero (para dos personas = doble ración): 30€</text:p>
        </text:list-item>
      </text:list>
      <text:p text:style-name="Normal">Ración de<text:s/>Boogie Woogi:</text:p>
      <text:list text:style-name="LFO2" text:continue-numbering="true">
        <text:list-item>
          <text:p text:style-name="P15">Alitas de pollo (6U): 8€</text:p>
        </text:list-item>
      </text:list>
      <text:p text:style-name="Normal">Ensalada maldita de Hanami:</text:p>
      <text:list text:style-name="LFO2" text:continue-numbering="true">
        <text:list-item>
          <text:p text:style-name="P16">Lechuga, tomate, cebolla y queso de cabra: 10€</text:p>
        </text:list-item>
        <text:list-item>
          <text:p text:style-name="P17">Extras: Champiñones, pepinillo, espárragos y guindillas: 1,5€ por extra</text:p>
        </text:list-item>
      </text:list>
      <text:p text:style-name="Normal">Receta secreta de Inumaki:</text:p>
      <text:list text:style-name="LFO2" text:continue-numbering="true">
        <text:list-item>
          <text:p text:style-name="P18">Salmon con salsa de soja: 16.5€</text:p>
        </text:list-item>
      </text:list>
      <text:p text:style-name="Normal">Final feliz de Nanami:<text:s/></text:p>
      <text:list text:style-name="LFO2" text:continue-numbering="true">
        <text:list-item>
          <text:p text:style-name="P19">Banana Split de fresa/chocolate/vainilla: 8€</text:p>
        </text:list-item>
      </text:list>
      <text:p text:style-name="Normal">Postre secreto de Jogo:</text:p>
      <text:list text:style-name="LFO2" text:continue-numbering="true">
        <text:list-item>
          <text:p text:style-name="P20">Coulant de chocolate con fresa</text:p>
        </text:list-item>
      </text:list>
      <text:soft-page-break/>
      <text:p text:style-name="Normal">Amargura de Geto:<text:s/></text:p>
      <text:list text:style-name="LFO2" text:continue-numbering="true">
        <text:list-item>
          <text:p text:style-name="P21">Café negro (se debe especificar si se quiere con o sin leche/azucar): 4€</text:p>
        </text:list-item>
      </text:list>
      <text:p text:style-name="Normal">Criaturas de Dagon:</text:p>
      <text:list text:style-name="LFO2" text:continue-numbering="true">
        <text:list-item>
          <text:p text:style-name="P22">Calamares fritos (10U): 6€</text:p>
        </text:list-item>
      </text:list>
      <text:p text:style-name="Normal">Plato diario de Kusakabe:</text:p>
      <text:list text:style-name="LFO2" text:continue-numbering="true">
        <text:list-item>
          <text:p text:style-name="P23">Plato de jamón<text:s/>ibérico:</text:p>
        </text:list-item>
        <text:list-item>
          <text:p text:style-name="P24">Pequeño 10€</text:p>
        </text:list-item>
        <text:list-item>
          <text:p text:style-name="P25">Grande 18.5€</text:p>
        </text:list-item>
      </text:list>
      <text:p text:style-name="Normal">Hortalizas del nuevo clan Zen’in:</text:p>
      <text:list text:style-name="LFO2" text:continue-numbering="true">
        <text:list-item>
          <text:p text:style-name="P26">Patatas con tomate al horno: 8.5€</text:p>
        </text:list-item>
      </text:list>
      <text:p text:style-name="Normal">Patas de Mei mei:</text:p>
      <text:list text:style-name="LFO2" text:continue-numbering="true">
        <text:list-item>
          <text:p text:style-name="P27">Muslo de pollo (puede añadirse limón): 12.5€</text:p>
        </text:list-item>
      </text:list>
      <text:p text:style-name="Normal">Desayuno de Miwa:</text:p>
      <text:list text:style-name="LFO2" text:continue-numbering="true">
        <text:list-item>
          <text:p text:style-name="P28">Tostadas con mermelada (melocotón, frambuesa, fresa): 5.5€</text:p>
        </text:list-item>
      </text:list>
      <text:p text:style-name="Normal">Reto de Toji:</text:p>
      <text:list text:style-name="LFO2" text:continue-numbering="true">
        <text:list-item>
          <text:p text:style-name="P29">Batido de 8 huevos<text:s/>(solo disponible entre las 9-10AM sale gratis si se termina en menos de 2 minutos + foto en la pared): 6.5€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de Diego Petkov</meta:initial-creator>
    <dc:creator>Daniel de Diego Petkov</dc:creator>
    <meta:creation-date>2024-09-14T19:23:00Z</meta:creation-date>
    <dc:date>2024-09-14T21:18:00Z</dc:date>
    <meta:template xlink:href="Normal" xlink:type="simple"/>
    <meta:editing-cycles>1</meta:editing-cycles>
    <meta:editing-duration>PT6900S</meta:editing-duration>
    <meta:document-statistic meta:page-count="2" meta:paragraph-count="3" meta:word-count="264" meta:character-count="1718" meta:row-count="12" meta:non-whitespace-character-count="1457"/>
  </office:meta>
</office:document-meta>
</file>